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opacity="56%" draw:textarea-horizontal-align="justify" draw:textarea-vertical-align="middle" draw:auto-grow-height="false" fo:min-height="1.277cm" fo:min-width="2.465cm"/>
    </style:style>
    <style:style style:name="gr2" style:family="graphic" style:parent-style-name="standard">
      <style:graphic-properties draw:fill-color="#ff0000" draw:opacity="56%" draw:textarea-horizontal-align="justify" draw:textarea-vertical-align="middle" draw:auto-grow-height="false" fo:min-height="1.637cm" fo:min-width="2.465cm"/>
    </style:style>
    <style:style style:name="gr3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28cm"/>
    </style:style>
    <style:style style:name="gr5" style:family="graphic" style:parent-style-name="standard">
      <style:graphic-properties draw:stroke="none" svg:stroke-color="#000000" draw:fill="none" draw:fill-color="#ffffff" fo:min-height="2.417cm"/>
    </style:style>
    <style:style style:name="gr6" style:family="graphic" style:parent-style-name="standard">
      <style:graphic-properties draw:stroke="none" svg:stroke-color="#000000" draw:fill="none" draw:fill-color="#ffffff" fo:min-height="5.592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1.407cm"/>
    </style:style>
    <style:style style:name="gr10" style:family="graphic" style:parent-style-name="standard">
      <style:graphic-properties draw:fill-color="#ff0000" draw:opacity="56%" draw:textarea-horizontal-align="justify" draw:textarea-vertical-align="middle" draw:auto-grow-height="false" fo:min-height="1.368cm" fo:min-width="2.823cm"/>
    </style:style>
    <style:style style:name="gr11" style:family="graphic" style:parent-style-name="standard">
      <style:graphic-properties draw:stroke="none" svg:stroke-color="#000000" draw:fill="none" draw:fill-color="#ffffff" fo:min-height="1.177cm"/>
    </style:style>
    <style:style style:name="gr12" style:family="graphic" style:parent-style-name="standard">
      <style:graphic-properties draw:stroke="none" svg:stroke-color="#000000" draw:fill="none" draw:fill-color="#ffffff" fo:min-height="0.737cm"/>
    </style:style>
    <style:style style:name="P1" style:family="paragraph">
      <loext:graphic-properties draw:fill-color="#ff0000" draw:opacity="56%"/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3" style:family="text">
      <style:text-properties style:font-name="Liberation Sans" fo:font-size="18pt" style:font-name-asian="Liberation Sans1" style:font-size-asian="18pt" style:font-name-complex="Liberation Sans1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text-position="33% 58%"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0" style:family="text">
      <style:text-properties style:text-position="0% 100%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159cm" svg:x="11.54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91cm" svg:height="2.667cm" svg:x="23.098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159cm" svg:y1="18.272cm" svg:x2="3.159cm" svg:y2="2.27cm">
          <text:p><text:span text:style-name="T4"/></text:p>
        </draw:line>
        <draw:line draw:style-name="gr3" draw:text-style-name="P2" draw:layer="layout" svg:x1="3.032cm" svg:y1="18.145cm" svg:x2="27.797cm" svg:y2="18.145cm">
          <text:p><text:span text:style-name="T4"/></text:p>
        </draw:line>
        <draw:frame draw:style-name="gr4" draw:text-style-name="P3" draw:layer="layout" svg:width="13.081cm" svg:height="1.778cm" svg:x="11.541cm" svg:y="18.78cm">
          <draw:text-box>
            <text:p><text:span text:style-name="T1">New simulation features</text:span></text:p>
          </draw:text-box>
        </draw:frame>
        <draw:frame draw:style-name="gr5" draw:text-style-name="P4" draw:layer="layout" svg:width="6.223cm" svg:height="2.667cm" draw:transform="rotate (1.57446151822408) translate (1.762cm 7.096cm)">
          <draw:text-box>
            <text:p><text:span text:style-name="T2">Δ</text:span><text:span text:style-name="T3">(functionality) </text:span></text:p>
          </draw:text-box>
        </draw:frame>
        <draw:frame draw:style-name="gr6" draw:text-style-name="P4" draw:layer="layout" svg:width="13.97cm" svg:height="5.842cm" svg:x="25.511cm" svg:y="18.399cm">
          <draw:text-box>
            <text:p><text:span text:style-name="T4">log(time)</text:span></text:p>
          </draw:text-box>
        </draw:frame>
        <draw:frame draw:style-name="gr7" draw:text-style-name="P5" draw:layer="layout" svg:width="3.683cm" svg:height="1.657cm" svg:x="23.606cm" svg:y="10.22cm">
          <draw:text-box>
            <text:p><text:span text:style-name="T5">3D rendering </text:span></text:p>
          </draw:text-box>
        </draw:frame>
        <draw:frame draw:style-name="gr8" draw:text-style-name="P5" draw:layer="layout" svg:width="5.207cm" svg:height="1.741cm" svg:x="17.637cm" svg:y="7.934cm">
          <draw:text-box>
            <text:p><text:span text:style-name="T5">reverse </text:span><text:span text:style-name="T6">ray</text:span><text:span text:style-name="T5"> tracing</text:span></text:p>
          </draw:text-box>
        </draw:frame>
        <draw:frame draw:style-name="gr9" draw:text-style-name="P5" draw:layer="layout" svg:width="5.207cm" svg:height="1.657cm" svg:x="11.795cm" svg:y="3.54cm">
          <draw:text-box>
            <text:p><text:span text:style-name="T5">interferences</text:span></text:p>
          </draw:text-box>
        </draw:frame>
        <draw:custom-shape draw:style-name="gr10" draw:text-style-name="P1" draw:layer="layout" svg:width="4.699cm" svg:height="2.286cm" svg:x="23.479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4.191cm" svg:height="1.657cm" svg:x="23.733cm" svg:y="6.888cm">
          <draw:text-box>
            <text:p><text:span text:style-name="T5">standardized file input</text:span></text:p>
          </draw:text-box>
        </draw:frame>
        <draw:frame draw:style-name="gr12" draw:text-style-name="P5" draw:layer="layout" svg:width="5.08cm" svg:height="1.835cm" svg:x="10.652cm" svg:y="5.064cm">
          <draw:text-box>
            <text:p><text:span text:style-name="T5">2</text:span><text:span text:style-name="T7">nd</text:span><text:span text:style-name="T8"> </text:span><text:span text:style-name="T9"><text:s/></text:span><text:span text:style-name="T10">order surfaces</text:span><text:span text:style-name="T5"> </text:span></text:p>
          </draw:text-box>
        </draw:frame>
        <draw:frame draw:style-name="gr9" draw:text-style-name="P5" draw:layer="layout" svg:width="5.969cm" svg:height="1.657cm" svg:x="3.794cm" svg:y="9.215cm">
          <draw:text-box>
            <text:p><text:span text:style-name="T5">lens, beam dump</text:span></text:p>
          </draw:text-box>
        </draw:frame>
        <draw:frame draw:style-name="gr9" draw:text-style-name="P5" draw:layer="layout" svg:width="3.175cm" svg:height="1.657cm" svg:x="18.399cm" svg:y="5.494cm">
          <draw:text-box>
            <text:p><text:span text:style-name="T5">cavities</text:span></text:p>
          </draw:text-box>
        </draw:frame>
        <draw:frame draw:style-name="gr7" draw:text-style-name="P5" draw:layer="layout" svg:width="4.953cm" svg:height="1.143cm" svg:x="5.572cm" svg:y="7.183cm">
          <draw:text-box>
            <text:p><text:span text:style-name="T5">standard output</text:span></text:p>
          </draw:text-box>
        </draw:frame>
        <draw:frame draw:style-name="gr9" draw:text-style-name="P5" draw:layer="layout" svg:width="4.064cm" svg:height="1.657cm" svg:x="4.429cm" svg:y="13.341cm">
          <draw:text-box>
            <text:p><text:span text:style-name="T5">log/err files</text:span></text:p>
          </draw:text-box>
        </draw:frame>
        <draw:frame draw:style-name="gr8" draw:text-style-name="P5" draw:layer="layout" svg:width="5.588cm" svg:height="1.657cm" svg:x="15.859cm" svg:y="13.649cm">
          <draw:text-box>
            <text:p><text:span text:style-name="T5">tree search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1:03:09.141008493</meta:creation-date>
    <dc:date>2017-05-09T19:36:46.649099390</dc:date>
    <meta:editing-duration>PT8M18S</meta:editing-duration>
    <meta:editing-cycles>5</meta:editing-cycles>
    <meta:generator>LibreOffice/5.3.1.2$Linux_X86_64 LibreOffice_project/30m0$Build-2</meta:generator>
    <meta:document-statistic meta:object-count="18"/>
  </office:meta>
</office:document-meta>
</file>